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d07d" officeooo:paragraph-rsid="0019d07d"/>
    </style:style>
    <style:style style:name="P2" style:family="paragraph" style:parent-style-name="Standard">
      <style:text-properties officeooo:rsid="001a33f8" officeooo:paragraph-rsid="001a33f8"/>
    </style:style>
    <style:style style:name="P3" style:family="paragraph" style:parent-style-name="Standard">
      <style:text-properties officeooo:rsid="001a33f8" officeooo:paragraph-rsid="001ac4e2"/>
    </style:style>
    <style:style style:name="P4" style:family="paragraph" style:parent-style-name="Standard">
      <style:text-properties officeooo:rsid="001a33f8" officeooo:paragraph-rsid="001be365"/>
    </style:style>
    <style:style style:name="P5" style:family="paragraph" style:parent-style-name="Standard">
      <style:text-properties officeooo:rsid="001a4a67" officeooo:paragraph-rsid="001a4a67"/>
    </style:style>
    <style:style style:name="P6" style:family="paragraph" style:parent-style-name="Standard">
      <style:text-properties officeooo:rsid="001a4a67" officeooo:paragraph-rsid="001ac4e2"/>
    </style:style>
    <style:style style:name="P7" style:family="paragraph" style:parent-style-name="Standard">
      <style:text-properties officeooo:rsid="001be365" officeooo:paragraph-rsid="001be365"/>
    </style:style>
    <style:style style:name="P8" style:family="paragraph" style:parent-style-name="Standard">
      <style:text-properties officeooo:rsid="001d8a9f" officeooo:paragraph-rsid="001d8a9f"/>
    </style:style>
    <style:style style:name="P9" style:family="paragraph" style:parent-style-name="Standard">
      <style:text-properties officeooo:rsid="001f3c89" officeooo:paragraph-rsid="001d8a9f"/>
    </style:style>
    <style:style style:name="P10" style:family="paragraph" style:parent-style-name="Standard">
      <style:text-properties fo:font-size="16pt" fo:font-weight="bold" officeooo:rsid="0019d07d" officeooo:paragraph-rsid="0019d07d" style:font-size-asian="16pt" style:font-weight-asian="bold" style:font-size-complex="16pt" style:font-weight-complex="bold"/>
    </style:style>
    <style:style style:name="P11" style:family="paragraph" style:parent-style-name="Standard">
      <style:text-properties fo:font-size="14pt" fo:font-weight="bold" officeooo:rsid="001a33f8" officeooo:paragraph-rsid="001a33f8" style:font-size-asian="14pt" style:font-weight-asian="bold" style:font-size-complex="14pt" style:font-weight-complex="bold"/>
    </style:style>
    <style:style style:name="P12" style:family="paragraph" style:parent-style-name="Standard">
      <style:text-properties fo:font-size="14pt" fo:font-weight="bold" officeooo:rsid="001a4a67" officeooo:paragraph-rsid="001a4a67" style:font-size-asian="14pt" style:font-weight-asian="bold" style:font-size-complex="14pt" style:font-weight-complex="bold"/>
    </style:style>
    <style:style style:name="P13" style:family="paragraph" style:parent-style-name="Standard">
      <style:text-properties fo:font-size="14pt" fo:font-weight="bold" officeooo:rsid="001be365" officeooo:paragraph-rsid="001be365" style:font-size-asian="14pt" style:font-weight-asian="bold" style:font-size-complex="14pt" style:font-weight-complex="bold"/>
    </style:style>
    <style:style style:name="P14" style:family="paragraph" style:parent-style-name="Standard">
      <style:text-properties fo:font-size="14pt" fo:font-weight="bold" officeooo:rsid="001f3c89" officeooo:paragraph-rsid="001d8a9f" style:font-size-asian="14pt" style:font-weight-asian="bold" style:font-size-complex="14pt" style:font-weight-complex="bold"/>
    </style:style>
    <style:style style:name="P15"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rsid="001a33f8" officeooo:paragraph-rsid="001f3c89"/>
    </style:style>
    <style:style style:name="P16"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rsid="001f3c89" officeooo:paragraph-rsid="001f3c89"/>
    </style:style>
    <style:style style:name="P17" style:family="paragraph" style:parent-style-name="Standard">
      <loext:graphic-properties draw:fill="none"/>
      <style:paragraph-properties fo:margin-left="0cm" fo:margin-right="0cm" fo:text-indent="1cm" style:auto-text-indent="false" fo:background-color="transparent"/>
      <style:text-properties officeooo:rsid="001a33f8" officeooo:paragraph-rsid="001a33f8"/>
    </style:style>
    <style:style style:name="P18" style:family="paragraph" style:parent-style-name="Standard">
      <loext:graphic-properties draw:fill="none"/>
      <style:paragraph-properties fo:margin-left="0cm" fo:margin-right="0cm" fo:text-indent="1cm" style:auto-text-indent="false" fo:background-color="transparent"/>
      <style:text-properties officeooo:rsid="001a33f8" officeooo:paragraph-rsid="001f3c89"/>
    </style:style>
    <style:style style:name="P19" style:family="paragraph" style:parent-style-name="Standard">
      <loext:graphic-properties draw:fill="none"/>
      <style:paragraph-properties fo:margin-left="0cm" fo:margin-right="0cm" fo:text-indent="1cm" style:auto-text-indent="false" fo:background-color="transparent"/>
      <style:text-properties fo:font-weight="bold" officeooo:rsid="001a4a67" officeooo:paragraph-rsid="001a4a67" style:font-weight-asian="bold" style:font-weight-complex="bold"/>
    </style:style>
    <style:style style:name="P20" style:family="paragraph" style:parent-style-name="Standard">
      <loext:graphic-properties draw:fill="none"/>
      <style:paragraph-properties fo:margin-left="0cm" fo:margin-right="0cm" fo:text-indent="1cm" style:auto-text-indent="false" fo:background-color="transparent"/>
      <style:text-properties fo:font-weight="bold" officeooo:rsid="001f3c89" officeooo:paragraph-rsid="001f3c89" style:font-weight-asian="bold" style:font-weight-complex="bold"/>
    </style:style>
    <style:style style:name="P21" style:family="paragraph" style:parent-style-name="Standard">
      <loext:graphic-properties draw:fill="none"/>
      <style:paragraph-properties fo:margin-left="0cm" fo:margin-right="0cm" fo:text-indent="1cm" style:auto-text-indent="false" fo:background-color="transparent"/>
      <style:text-properties officeooo:rsid="001f3c89" officeooo:paragraph-rsid="001f3c89"/>
    </style:style>
    <style:style style:name="P22" style:family="paragraph" style:parent-style-name="Standard" style:master-page-name="">
      <loext:graphic-properties draw:fill="none"/>
      <style:paragraph-properties fo:margin-left="0cm" fo:margin-right="0cm" fo:text-indent="1cm" style:auto-text-indent="false" style:page-number="auto" fo:background-color="transparent"/>
      <style:text-properties fo:font-weight="bold" officeooo:rsid="001a4a67" officeooo:paragraph-rsid="001ac4e2" style:font-weight-asian="bold" style:font-weight-complex="bold"/>
    </style:style>
    <style:style style:name="P2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d8a9f" officeooo:paragraph-rsid="001d8a9f"/>
    </style:style>
    <style:style style:name="T1" style:family="text">
      <style:text-properties officeooo:rsid="001ac4e2"/>
    </style:style>
    <style:style style:name="T2" style:family="text">
      <style:text-properties officeooo:rsid="001f3c89"/>
    </style:style>
    <style:style style:name="T3" style:family="text">
      <style:text-properties fo:font-weight="bold" officeooo:rsid="001f3c89" style:font-weight-asian="bold" style:font-weight-complex="bold"/>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ame Piratas</text:p>
      <text:p text:style-name="P1"/>
      <text:p text:style-name="P1"/>
      <text:p text:style-name="P1">Arquitetura</text:p>
      <text:p text:style-name="P1"/>
      <text:p text:style-name="P1">Arduino com firmata <text:s/>→ Processing → udp → Blender client ↔ Blender server</text:p>
      <text:p text:style-name="P1"/>
      <text:p text:style-name="P11">Teste 1:</text:p>
      <text:p text:style-name="P2"/>
      <text:p text:style-name="P15"><text:span text:style-name="T2">Arquitetura: </text:span></text:p>
      <text:p text:style-name="P18"><text:tab/>Firmata → Processing → udp → server python</text:p>
      <text:p text:style-name="P17"/>
      <text:p text:style-name="P19">Sucesso</text:p>
      <text:p text:style-name="P5"/>
      <text:p text:style-name="P5"/>
      <text:p text:style-name="P12">Teste 2: </text:p>
      <text:p text:style-name="P5"/>
      <text:p text:style-name="P15"><text:span text:style-name="T2">Arquitetura:</text:span></text:p>
      <text:p text:style-name="P18"><text:tab/>Firmata → Processing → udp → <text:span text:style-name="T1">Blender client</text:span></text:p>
      <text:p text:style-name="P3"/>
      <text:p text:style-name="P22">Sucesso</text:p>
      <text:p text:style-name="P6"/>
      <text:p text:style-name="P6"/>
      <text:p text:style-name="P13">Teste 3:</text:p>
      <text:p text:style-name="P7"/>
      <text:p text:style-name="P15"><text:span text:style-name="T2">Arquitetura:</text:span></text:p>
      <text:p text:style-name="P18"><text:tab/>Firmata → <text:s/>Processing → <text:s/>udp → <text:s/><text:span text:style-name="T1">Blender client ← <text:s/>udp → Blender Server</text:span></text:p>
      <text:p text:style-name="P4"/>
      <text:p text:style-name="P23"><text:span text:style-name="T3">Fracasso</text:span>: O cliente e o servidor se comunicaram sem problemas. Porém a comunicação entre o Blender e Processing via UDP lançou um socket.error. <text:span text:style-name="T2">Outro problema é a leitura de pickle alternado com strings simples</text:span></text:p>
      <text:p text:style-name="P8"/>
      <text:p text:style-name="P8"/>
      <text:p text:style-name="P14">Teste 4:</text:p>
      <text:p text:style-name="P9"/>
      <text:p text:style-name="P16">Arquitetura: </text:p>
      <text:p text:style-name="P21"><text:tab/>Firmata → Processing → udp → Blender Client/server ← udp → Blender Server</text:p>
      <text:p text:style-name="P21"/>
      <text:p text:style-name="P20">Sucesso: <text:span text:style-name="T4">Observar que o Blender Client/Server esta trabalhando como Servidor. Ele recebe as mensagens do Processing Sender, e do Blender Server, fazendo uma distinção quando ao formato de dados recebidos, usando para isso, um conjunto de try exceptions. Primeiro avalia se os dados podem ser processados via cPickle, caso positivos, os dados são do Blender server. Caso negativos, os dados vem do Processing Firmata.</text:span></text:p>
      <text:p text:style-name="P20"><text:span text:style-name="T4">Em um ambiente maduro, a validação da forma de tratar os dados precisa ser feita de acordo com o endereço do remetente. Aqui estamos fazendo apenas um teste, em um único computador, abrigando dois servers.</text:span></text:p>
      <text:p text:style-name="P20"><text:span text:style-name="T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2:44:55.111242464</meta:creation-date>
    <dc:date>2016-10-04T17:19:19.195433000</dc:date>
    <meta:editing-duration>PT4H36S</meta:editing-duration>
    <meta:editing-cycles>6</meta:editing-cycles>
    <meta:generator>LibreOffice/5.0.6.3$MacOSX_X86_64 LibreOffice_project/490fc03b25318460cfc54456516ea2519c11d1aa</meta:generator>
    <meta:document-statistic meta:table-count="0" meta:image-count="0" meta:object-count="0" meta:page-count="1" meta:paragraph-count="20" meta:word-count="205" meta:character-count="1256" meta:non-whitespace-character-count="1059"/>
  </office:meta>
</office:document-meta>
</file>